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14c" officeooo:paragraph-rsid="0015b14c"/>
    </style:style>
    <style:style style:name="P2" style:family="paragraph" style:parent-style-name="Standard">
      <style:text-properties fo:font-weight="bold" officeooo:rsid="0018d2a8" officeooo:paragraph-rsid="0018d2a8" style:font-weight-asian="bold" style:font-weight-complex="bold"/>
    </style:style>
    <style:style style:name="P3" style:family="paragraph" style:parent-style-name="Standard">
      <style:text-properties fo:font-weight="bold" officeooo:rsid="001982e9" officeooo:paragraph-rsid="001982e9" style:font-weight-asian="bold" style:font-weight-complex="bold"/>
    </style:style>
    <style:style style:name="P4" style:family="paragraph" style:parent-style-name="Standard">
      <style:text-properties fo:font-weight="bold" officeooo:rsid="001ae369" officeooo:paragraph-rsid="001ae369" style:font-weight-asian="bold" style:font-weight-complex="bold"/>
    </style:style>
    <style:style style:name="P5" style:family="paragraph" style:parent-style-name="Standard">
      <style:text-properties fo:font-size="14pt" fo:font-weight="bold" officeooo:rsid="0015b14c" officeooo:paragraph-rsid="0015b14c" style:font-weight-asian="bold" style:font-weight-complex="bold"/>
    </style:style>
    <style:style style:name="P6" style:family="paragraph" style:parent-style-name="Standard">
      <style:text-properties officeooo:rsid="0015e6fe" officeooo:paragraph-rsid="0015e6fe"/>
    </style:style>
    <style:style style:name="P7" style:family="paragraph" style:parent-style-name="Standard">
      <style:text-properties officeooo:rsid="00165773" officeooo:paragraph-rsid="00165773"/>
    </style:style>
    <style:style style:name="P8" style:family="paragraph" style:parent-style-name="Standard">
      <style:text-properties officeooo:rsid="0018d2a8" officeooo:paragraph-rsid="0018d2a8"/>
    </style:style>
    <style:style style:name="P9" style:family="paragraph" style:parent-style-name="Standard">
      <style:text-properties officeooo:rsid="001982e9" officeooo:paragraph-rsid="001982e9"/>
    </style:style>
    <style:style style:name="P10" style:family="paragraph" style:parent-style-name="Standard">
      <style:text-properties fo:font-weight="normal" officeooo:rsid="001982e9" officeooo:paragraph-rsid="001982e9" style:font-weight-asian="normal" style:font-weight-complex="normal"/>
    </style:style>
    <style:style style:name="P11" style:family="paragraph" style:parent-style-name="Standard">
      <style:text-properties fo:font-weight="normal" officeooo:rsid="001ae369" officeooo:paragraph-rsid="001ae369" style:font-weight-asian="normal" style:font-weight-complex="normal"/>
    </style:style>
    <style:style style:name="P12" style:family="paragraph" style:parent-style-name="Standard">
      <style:text-properties fo:font-weight="normal" officeooo:rsid="001ce560" officeooo:paragraph-rsid="001ce560" style:font-weight-asian="normal" style:font-weight-complex="normal"/>
    </style:style>
    <style:style style:name="P13" style:family="paragraph" style:parent-style-name="Standard">
      <style:text-properties fo:font-weight="normal" officeooo:rsid="001d4f1d" officeooo:paragraph-rsid="001d4f1d" style:font-weight-asian="normal" style:font-weight-complex="normal"/>
    </style:style>
    <style:style style:name="P14" style:family="paragraph" style:parent-style-name="Standard">
      <style:text-properties fo:font-weight="normal" officeooo:rsid="001d4f1d" officeooo:paragraph-rsid="001ed416" style:font-weight-asian="normal" style:font-weight-complex="normal"/>
    </style:style>
    <style:style style:name="P15" style:family="paragraph" style:parent-style-name="Standard">
      <style:text-properties fo:font-weight="normal" officeooo:rsid="001ed416" officeooo:paragraph-rsid="001ed416" style:font-weight-asian="normal" style:font-weight-complex="normal"/>
    </style:style>
    <style:style style:name="P16" style:family="paragraph" style:parent-style-name="Standard">
      <style:text-properties fo:font-weight="normal" officeooo:rsid="0022eddd" officeooo:paragraph-rsid="0022eddd" style:font-weight-asian="normal" style:font-weight-complex="normal"/>
    </style:style>
    <style:style style:name="P17" style:family="paragraph" style:parent-style-name="Standard">
      <style:text-properties officeooo:rsid="00259748" officeooo:paragraph-rsid="00259748"/>
    </style:style>
    <style:style style:name="P18" style:family="paragraph" style:parent-style-name="Standard">
      <style:text-properties officeooo:rsid="0009294e" officeooo:paragraph-rsid="00259748"/>
    </style:style>
    <style:style style:name="P19" style:family="paragraph" style:parent-style-name="Standard">
      <style:text-properties officeooo:rsid="0009294e" officeooo:paragraph-rsid="00262633"/>
    </style:style>
    <style:style style:name="P20" style:family="paragraph" style:parent-style-name="Standard">
      <style:text-properties officeooo:rsid="00264ffe" officeooo:paragraph-rsid="00264ffe"/>
    </style:style>
    <style:style style:name="T1" style:family="text">
      <style:text-properties officeooo:rsid="00165773"/>
    </style:style>
    <style:style style:name="T2" style:family="text">
      <style:text-properties officeooo:rsid="0016e0d3"/>
    </style:style>
    <style:style style:name="T3" style:family="text">
      <style:text-properties fo:font-weight="bold" style:font-weight-asian="bold" style:font-weight-complex="bold"/>
    </style:style>
    <style:style style:name="T4" style:family="text">
      <style:text-properties officeooo:rsid="001ae369"/>
    </style:style>
    <style:style style:name="T5" style:family="text">
      <style:text-properties officeooo:rsid="001d4f1d"/>
    </style:style>
    <style:style style:name="T6" style:family="text">
      <style:text-properties officeooo:rsid="001fc1d7"/>
    </style:style>
    <style:style style:name="T7" style:family="text">
      <style:text-properties officeooo:rsid="002082f5"/>
    </style:style>
    <style:style style:name="T8" style:family="text">
      <style:text-properties officeooo:rsid="00227ed9"/>
    </style:style>
    <style:style style:name="T9" style:family="text">
      <style:text-properties officeooo:rsid="0022eddd"/>
    </style:style>
    <style:style style:name="T10" style:family="text">
      <style:text-properties officeooo:rsid="00241c20"/>
    </style:style>
    <style:style style:name="T11" style:family="text">
      <style:text-properties officeooo:rsid="00259748"/>
    </style:style>
    <style:style style:name="T12" style:family="text">
      <style:text-properties officeooo:rsid="0009ee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ção ao CMS Joomla</text:p>
      <text:p text:style-name="P1"/>
      <text:p text:style-name="P9">O CMS Joomla usa PHP com MySQL e está adotando o PostgreSQL, que ainda não está redondo (pelo meu último teste).</text:p>
      <text:p text:style-name="P1"/>
      <text:p text:style-name="P1">Já experimentei vários CMS, os mais conhecidos e até alguns nem tanto. Meu freferido é o Joomla, que uso desde que nem era Joomla, ainda era seu pai Mambo. Desde o início a experiência com o CMS foi muito marcante para mim, revolucionária mesmo. Sua organização, sua facilidade de uso, onde praticamente não temos necessidade de adicionar uma única linha de código para criar um grande portal.</text:p>
      <text:p text:style-name="P1"/>
      <text:p text:style-name="P1">Mas tenho consciência que nem todos concordam comigo, alguns até detestam o Joomla. Gosto é algo muito completo, formado por muitos ingredientes. Ao ponto de vários CMS ao redor do mundo terem seus admiradores. Acredito que isso seja bom para todos. O CMS que topar o desafio de ter concorrente e procurar melhorar a cada dia poderá sobreviver, caso contrário talvez desapareça. O Joomla em continuado e melhorado muito. Vale lembrar que as mudanças as vezes são tão bruscas que causam desconforto para que nos adaptemos a elas. Fique ligado para isso. Já tive vontade de mudar de CMS por conta de upgrades, mas procurei, procurei, experimentei, experimentei e voltei.</text:p>
      <text:p text:style-name="P1"/>
      <text:p text:style-name="P6">Não é porque eu gosto muito, que acho o Joomla bem fácil, que todos irão achar o mesmo, como já disse. Já vi gente boa dizer assim, mas para ti é fácil, tem muita experiência! Bem, isso tem fundamento, mas e no início, quando apenas o Mambo me foi indicado por um colega de trabalho (André) <text:span text:style-name="T1">já rapidamente gostei. Mas minha recomendação é que, se você estiver conhecendo o Joomla agora, experimente, crie alguns sites, tenha paciência e depois tire suas conclusões.</text:span></text:p>
      <text:p text:style-name="P6"/>
      <text:p text:style-name="P7">É prazeroso lidar com o Joomla. Só não acho <text:span text:style-name="T4">a mesma coisa</text:span> programar para Joomla. Seu código usa um <text:span text:style-name="T2">MVC muito complexo. Isso comparo, por exemplo, ao Framework CakePHP, que usa um MVC bem simples. Já criei várias extensões para Joomla (</text:span><text:a xlink:type="simple" xlink:href="http://ribafs.xyz/" text:style-name="Internet_20_link" text:visited-style-name="Visited_20_Internet_20_Link"><text:span text:style-name="T2">http://ribafs.xyz</text:span></text:a><text:span text:style-name="T2">), mas por conta disso estou deixando de programar para Joomla. Agora irei me dedicar a aprender algo novo, programar para mobile, como pode ver aqui no site.</text:span></text:p>
      <text:p text:style-name="P7"/>
      <text:p text:style-name="P3">Alternativas em CMS</text:p>
      <text:p text:style-name="P3"/>
      <text:p text:style-name="P10">Caso não goste do Joomla sugiro que experimente alguns dos mais populares. Faça uma busca no Google por “melhores CMS em PHP com MySQL”. Vou sugerir WordPress para criação de Blogs (este é o CMS mais popular) e o Drupal (criação de portais, como o Joomla). Caso queira em outra linguagem procure o Plone. Existe uma enormidade de alternativas atualmente e a cada dia aparecendo mais.</text:p>
      <text:p text:style-name="P10"/>
      <text:p text:style-name="P4"><text:span text:style-name="T7">Cuidado com</text:span> Facilidade</text:p>
      <text:p text:style-name="P11"/>
      <text:p text:style-name="P12">Se observar no seu dia a dia vai perceber que em geral nós procuramos fugir de problemas, de dificuldades. Em geral procuramos <text:span text:style-name="T8">atividades</text:span> fáceis de fazer e que não nos d<text:span text:style-name="T9">eem</text:span> dor de cabeça. <text:span text:style-name="T5">Com essa cultura, trabalhar com programação deve ser um tormento e acredito que aprender matemática, física e similares também, pois precisa resolver problemas. Como seres humanos, vivendo praticamente a todo momento em meio a dificuldades e problemas não podemos nos comportar assim. Ao contrário precisamos nos estimular com problemas, nos sentir desafiados a resolvê-los. Quem adota esse comportamento geralmente supera mais rapidamente seus problemas.</text:span></text:p>
      <text:p text:style-name="P13"><text:soft-page-break/>Algo que eu tirei da programação e comecei a implantar na minha vida foi esta forma de lidar com problemas, essa atitude de procurar soluções e resolver da melhor forma possível e o mais rapidamente.</text:p>
      <text:p text:style-name="P13"/>
      <text:p text:style-name="P16">Trabalhando com programação praticamente todo dia precisamos resolver um problema ou mais e se encararmos vamos nos acostumando a considerar problemas não como algo negativo mas como algo que traz como consequência novos conhecimentos e valorização profissional, claro que isso somente se você tiver a ousadia de os encarar e resolver.</text:p>
      <text:p text:style-name="P16"/>
      <text:p text:style-name="P16">Sei que este comentário cabe mais para uma área sobre programação, mas me parece que cabe aqui e em qualquer outra área de estudo ou de trabalho. Trabalhando com Joomla, com programação ou com qualquer área precisamos estudar muito, com bastante afinco, praticar bastante até adquirir experiência e segurança no que fazemos. Dizem alguns que para ser expert em uma área precisamos de 10 anos de experiência. Os iniciantes, os apressados podem ficar desestimulados com isso, mas é bom lembrar que quem hoje tem 10 anos de experiência ou mais começou sem experiência e que o passo mais importante em qualquer carreira é o primeiro, a decisão de seguir esta carreira. Mas aquela decisão consciente, quando eu refleti sobre o assunto, sobre minhas alternativas e percebi que é isso que quero fazer na vida. Depois dessa percepção comece a estudar, se organize e bola pra frente. Não se preocupe com os outros apenas com você. Sua responsabilidade é a de estar melhorando o que você sabe a cada momento, a de ser melhor do que você mesmo. Quando começar a aprender e sentir segurança disso começará a se sentir bem consigo mesmo. Claro que neste momento outras pessoas começam também a perceber seus conhecimentos e a comentar com você, o que também ajuda a se sentir bem.</text:p>
      <text:p text:style-name="P13"/>
      <text:p text:style-name="P15">Lembre que se você só quer fazer coisas fáceis, você nunca terá nenhum destaque, pois atividades fáceis qualquer pessoa faz, não precisa nenhum estudo, nenhum preparo, <text:span text:style-name="T10">nenhum esforço</text:span>. Precisamos nos estimular para as tarefas complexas, com grandes desafios e que ninguém ou pouca gente está fazendo. Talvez não precise exagerar, mas o que quero dizer é que precisamos aprender e muito aquilo que nos determinamos a aprender. Precisamos ser bons e muito bons, para que aconteça de justificar pessoas te procurarem pelo que tu conhece <text:span text:style-name="T6">ao contrário de você elaborar currículos e ficar procurando trabalho por um bom tempo. Você precisa ser bom, estudar muito e dominar o que faz para que seu trabalho realmente tenha um grande valor. Claro que precisa aprender, saber e divulgar isso. A meu ver um site, um blog ou similar onde divulga seus conhecimentos, mostrando generosamente algo do que sabe, como alguns tutoriais e exemplos e bola pra frente.</text:span></text:p>
      <text:p text:style-name="P14"/>
      <text:p text:style-name="P7"/>
      <text:p text:style-name="P2">Vejamos algumas das características do Joomla:</text:p>
      <text:p text:style-name="P8"/>
      <text:p text:style-name="P8">- Atualmente conta com uma grande comunidade ao redor do mundo;<text:line-break/>- Já existem muitas extensões disponíveis, em espacial catalogadas no site <text:a xlink:type="simple" xlink:href="http://extensions.joomla.org/" text:style-name="Internet_20_link" text:visited-style-name="Visited_20_Internet_20_Link">http://extensions.joomla.org</text:a>; <text:line-break/>- É um CMS com uma grande quantidade de recursos;<text:line-break/>- É um dos CMS mais amigáveis para o usuário final e para o programador;<text:line-break/>- Desenvolvido em PHP com MySQL, que estão entre os softwares mais populares da web;<text:line-break/>- Praticamente todos os servidores de hospedagem atualmente suportam as exigências para instalar o Joomla e fazer funcionar;<text:line-break/><text:soft-page-break/>- Editor HTML amigável para adição e alteração dos artigos; <text:line-break/>- Registro de usuários com níveis de acesso ao conteúdo; <text:line-break/>- Pesquisa em todo o conteúdo do site; <text:line-break/>- Formulários de contato; <text:line-break/>- Enquetes; <text:line-break/>- Estatísticas no site e na administração; <text:line-break/>- Envio de e-mail; <text:line-break/>- Envio de artigos por e-mail; <text:line-break/>- Formatos de impressão dos artigos em HTML e PDF; <text:line-break/>- RSS;<text:line-break/>- Organização de conteúdo: seções, categorias e artigos; <text:line-break/>- Notícias; <text:line-break/>- Links; <text:line-break/>- Artigos do tipo padrão (site) ou blog; <text:line-break/>- Grande quantidade de extensões de terceiros gratuitas e comerciais;<text:line-break/>- Grande quantidade de templates gratuitos e comerciais;<text:line-break/><text:line-break/>Integração com outros Aplicativos<text:line-break/>O Joomla gerencia conteúdo e também permite a integração com aplicativos complexos: <text:line-break/>- e-commerce; <text:line-break/>- forums;<text:line-break/>- redes sociais; <text:line-break/>- etc</text:p>
      <text:p text:style-name="P8"/>
      <text:p text:style-name="P9"><text:span text:style-name="T3">Algumas áreas onde podemos utilizar o Joomla </text:span><text:line-break/><text:line-break/>O Joomla pode ser utilizado em uma grande quantidade de tipos de sites.<text:line-break/>- Escolas e universidades (UFC e USP, por exemplo); <text:line-break/>- Corporações; <text:line-break/>- E-commerce; <text:line-break/>- Organizações comunitárias e não governamentais; <text:line-break/>- Organizações governamentais (MEC, por exemplo); <text:line-break/>- Intranets e extranets corporativas; <text:line-break/>- Páginas pessoais e familiares; <text:line-break/>- Jornais e revistas; <text:line-break/>- etc <text:line-break/></text:p>
      <text:p text:style-name="P17">Sempre que vou começar um novo site eu gosto de falar para o cliente que alguns grandes sites da minha cidade foram criados com o Joomla:</text:p>
      <text:p text:style-name="P18"/>
      <text:p text:style-name="P19"><text:span text:style-name="T11">Aqui em Fortaleza é usado no site do </text:span></text:p>
      <text:p text:style-name="P19"><text:span text:style-name="T11">governo do estado (</text:span><text:a xlink:type="simple" xlink:href="http://www.ceara.gov.br/" text:style-name="Internet_20_link" text:visited-style-name="Visited_20_Internet_20_Link"><text:span text:style-name="T11">http://www.ceara.gov.br/</text:span></text:a><text:span text:style-name="T11">), </text:span></text:p>
      <text:p text:style-name="P18"><text:span text:style-name="T11">na UECE (</text:span><text:a xlink:type="simple" xlink:href="http://www.uece.br/uece/" text:style-name="Internet_20_link" text:visited-style-name="Visited_20_Internet_20_Link"><text:span text:style-name="T11">http://www.uece.br/uece/</text:span></text:a><text:span text:style-name="T11">), </text:span></text:p>
      <text:p text:style-name="P18"><text:span text:style-name="T11">na UFC (</text:span><text:a xlink:type="simple" xlink:href="http://ufc.br/" text:style-name="Internet_20_link" text:visited-style-name="Visited_20_Internet_20_Link"><text:span text:style-name="T11">http://ufc.br/</text:span></text:a><text:span text:style-name="T11">), </text:span></text:p>
      <text:p text:style-name="P18"><text:span text:style-name="T11">na UNIFOR (</text:span><text:a xlink:type="simple" xlink:href="http://www.unifor.br/" text:style-name="Internet_20_link" text:visited-style-name="Visited_20_Internet_20_Link"><text:span text:style-name="T11">http://www.unifor.br/</text:span></text:a><text:span text:style-name="T11">) </text:span></text:p>
      <text:p text:style-name="P18"><text:span text:style-name="T11">entre outros.</text:span></text:p>
      <text:p text:style-name="P18"/>
      <text:p text:style-name="P20">Também gosto de citar alguns sites criados por mim, além do meu site pessoal.</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07:43:31.687000000</meta:creation-date>
    <dc:date>2016-04-19T08:59:20.886000000</dc:date>
    <meta:editing-duration>PT1H3M31S</meta:editing-duration>
    <meta:editing-cycles>18</meta:editing-cycles>
    <meta:generator>LibreOffice/5.1.0.3$Windows_x86 LibreOffice_project/5e3e00a007d9b3b6efb6797a8b8e57b51ab1f737</meta:generator>
    <meta:document-statistic meta:table-count="0" meta:image-count="0" meta:object-count="0" meta:page-count="3" meta:paragraph-count="25" meta:word-count="1318" meta:character-count="8020" meta:non-whitespace-character-count="6692"/>
  </office:meta>
</office:document-meta>
</file>